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d6706" officeooo:paragraph-rsid="001d6706"/>
    </style:style>
    <style:style style:name="P2" style:family="paragraph" style:parent-style-name="Text_20_body">
      <style:paragraph-properties fo:text-align="justify" style:justify-single-word="false"/>
      <style:text-properties officeooo:rsid="001d6706" officeooo:paragraph-rsid="001d6706"/>
    </style:style>
    <style:style style:name="P3" style:family="paragraph" style:parent-style-name="Text_20_body">
      <style:text-properties officeooo:paragraph-rsid="001d6706"/>
    </style:style>
    <style:style style:name="P4" style:family="paragraph" style:parent-style-name="Text_20_body">
      <style:paragraph-properties fo:text-align="justify" style:justify-single-word="false"/>
    </style:style>
    <style:style style:name="P5" style:family="paragraph" style:parent-style-name="Heading_20_1">
      <style:text-properties officeooo:rsid="001d6706" officeooo:paragraph-rsid="001d6706"/>
    </style:style>
    <style:style style:name="P6" style:family="paragraph" style:parent-style-name="Text_20_body">
      <style:paragraph-properties fo:text-align="justify" style:justify-single-word="false"/>
      <style:text-properties officeooo:rsid="001d6706" officeooo:paragraph-rsid="001fec8f"/>
    </style:style>
    <style:style style:name="T1" style:family="text">
      <style:text-properties officeooo:rsid="001d6706"/>
    </style:style>
    <style:style style:name="T2" style:family="text">
      <style:text-properties fo:font-weight="bold" style:font-weight-asian="bold" style:font-weight-complex="bold"/>
    </style:style>
    <style:style style:name="T3" style:family="text">
      <style:text-properties officeooo:rsid="001f5eaa"/>
    </style:style>
    <style:style style:name="T4" style:family="text">
      <style:text-properties officeooo:rsid="001fe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arte I</text:h>
      <text:h text:style-name="Heading_20_2" text:outline-level="2">Técnicas de Memorização</text:h>
      <text:p text:style-name="P3"/>
      <text:p text:style-name="P4">Antes de iniciar um novo circuito de aprendizado, em qualquer matéria de seu interesse, o primeiro passo, e talvez o mais importante é <text:span text:style-name="T1">definir uma rotina de estudos, estabelecer no decorrer do tempo, quanto tempo você vai se dedicar a cada assunto, fazendo assim, uma maior organização e maior liberdade do seu tempo.</text:span></text:p>
      <text:p text:style-name="P2">Tendo sua rotina finalizada, o próximo passo é, lembrar que estudos recentes de neurologia, indicam que espaçar o conteúdo a qual você pretende aprender, em vários dias, isso é, aprender um pouco do conteúdo a cada dia, melhora sua capacidade de memorização, ao contrário de estudar, uma carga enorme de conteúdo (ou seja, várias horas) em um único dia. Isso porque, o nosso cérebro armazena informação durante o sono, caso você faça um estudo de um mesmo assunto num decorrer maior de tempo, isso significa, mais noites de sono, potencializando assim, a sua memorização.</text:p>
      <text:p text:style-name="P2">Após entender isso, também é útil saber que, nosso cérebro tende a ficar desanimado com situações <text:span text:style-name="T2">muito</text:span> desafiadoras, então, é sempre útil dividir um grande problema (no caso dos estudos, um grande módulo, ou um grande capítulo) em pequenas divisões de desafios, fazendo assim, a conclusão de um desafio muito mais possível. Agora que você estabeleceu essas metas, ao realizá-las seu cérebro irá liberar dopamina, que entre outras coisas, vai te ajudar na motivação e diminuir consideravelmente a sua procrastinação, claro que, você também pode estabelecer recompensas após a sua rotina de estudo, como assistir um episódio da sua série favorita, ou ir em um lugar que você goste (claro, desde que seja recompensas saudáveis).</text:p>
      <text:p text:style-name="P2">Assista, leia e pratique, as mais recentes pesquisas indicam que quando aprendemos algo, e logo após tentarmos aplicar esse conhecimento em algum treinamento ou exercício, tendemos a memorizar mais aquele circuíto de conhecimento. O método no decorrer desse arquivo, será em maior parte, prático, então, devemos sempre praticar oque for dito nas páginas seguintes</text:p>
      <text:p text:style-name="P2">Faça pausas sempre, eu recomendo que você estude entre 10 a 25 minutos, e descanse logo após, 5 minutos, isso fará com que seu cérebro não fique cansado facilmente, aumentando sua produtividade e capacidade de memorização. Caso você esteja com a motivação básica, também é importante que você fazer algo fisicamente intenso antes do estudo, como dançar ao som de alguma música, ou fazer polichinelos , isso irá aumentar sua liberação de dopamina e adrenalina, te fazendo se sentir mais motivado para estudar, como um pequeno estopim para sua motivação.</text:p>
      <text:p text:style-name="P2">Revise rapidamente o conteúdo que você viu durante o dia antes de dormir, porque é nessa hora do dia, durante o sono, que você memoriza o que você viu durante o dia, várias pequenas mostram que quando fazermos uma leitura rápida do que vimos durante o dia antes de dormir, tendemos a memorizar mais aquele conteúdo. Além de que, seja gentil com você mesmo, é muito importante entender que há momentos de altos e baixos, não se deixe abalar por essa aleatoriedade, como ter dias que você não consegue estudar ou dias que você estudou muito pouco, o importante é o empenho e não a velocidade, como tudo na vida, precisamentos de treino de aprender um novo conteúdo, sempre com calma.</text:p>
      <text:h text:style-name="P5" text:outline-level="1"><text:soft-page-break/>Parte II</text:h>
      <text:h text:style-name="Heading_20_2" text:outline-level="2">Entendendo a Depressão</text:h>
      <text:p text:style-name="P1"/>
      <text:p text:style-name="P6">É comum usar a palavra “depressão” no dia a dia, quando queremos nos referenciar ao sentimento de tristeza, porém, clinicamente falando, a depressão é definida de uma maneira um pouco mais complexa do que simplesmente tristeza. Você pode diferenciar a depressão da tristeza quando: o sentimento de tristeza for muito mais profundo que o comum, durar um período de tempo maior que uma tristeza natural (como por exemplo, mais de 2 semanas) e também o fato de que, a depressão pode interferir no seu trabalho e no seu convívio social, isso chama-se de episódio depressivo maior ou depressão clínica, aqui nos referenciaremos a isso como simplesmente “<text:span text:style-name="T2">depressão</text:span>”.</text:p>
      <text:p text:style-name="P6"><text:span text:style-name="T4">As vezes acontece</text:span>, que enquanto você esteja num episódio depressivo, parentes ou amigos cheguem com frases clássicas como: “você precisa se animar”, “sacode a poeira” ou até coisas mais absurdas como “você precisa se maquiar” (acredite, há pessoas que recomendam isso para depressivos), essas recomendações na verdade, podem funcionar para episódios de tristeza ou frustrações comuns, mas não para a depressão clínica, essa a qual é um problema químico do nosso cérebro.</text:p>
      <text:p text:style-name="P2">Você também deve saber que 1 em cada 4 pessoas, isso é, 25% da população tem algum quadro de depressão em algum momento da vida, isso somente nos mostra como a depressão é algum (infelizmente) muito comum, além de que, essa doença pode vir a ocorrer em qualquer estágio da vida, desde da infância até os idosos, inclusive em personalidades diferentes, tímidos, extrovertidos e até em classes sociais, ricos, pobres, a depressão não faz diferenciação quanto a pessoa, todos nós temos os ricos quanto a essa doença, então caso você esteja nesse episódio, a culpa não é sua e você não está sozinho.</text:p>
      <text:p text:style-name="P2">A depressão como doença, possui sintomas, porém, no caso da depressão, os sintomas não são fixos, eles podem variar de pessoa para pessoa, a depressão que eu tenho pode não ser parecida com a depressão que você vai ter, é como uma digital, em que cada pessoa tem uma específica (isso, claro, dificulta ainda mais o diagnóstico da depressão) mas em geral, a depressão circula em 4 alterações da nossa vida.</text:p>
      <text:p text:style-name="P2">A primeira área que a depressão atua é no nosso humor, a depressão em geral, é um distúrbio de humor, a qual as pessoas depressivas tendem a relatar um humor baixo que persiste por mais de 2 semanas. Em quadros leves, a pessoa pode não se sentir “para baixo” o tempo todo, mas apenas em algumas partes do dia, também, carregado por um sentimento de apatia (palavra que significa a indiferença, como um grande “tanto faz” para a vida) ou seja mesmo, mesmo em quadros leves, você pode ter momentos bons do dia e que o humor pode melhorar com estímulos positivos (como piadas ou brincadeiras)</text:p>
      <text:p text:style-name="P2">Evoluindo para casos mais intensos, a depressão pode afetar o humor de uma maneira mais intensa, fazendo com que a pessoa fique em um estado de apatia e tristeza durante a maior parte do dia, e tirando a possibilidade de sentir prazer (mesmo que coisas boas aconteçam durante o dia), esse caso mais elevado também pode ser acompanhado de uma variação brusca de humor. Além de que, é muito comum a depressão também trazer consigo o sentimento de ansiedade, <text:span text:style-name="T3">sentimento a qual se caracteriza pela a enorme pressão pelo futuro.</text:span></text:p>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0:29:28.105395710</meta:creation-date>
    <dc:date>2023-04-05T19:19:46.907227520</dc:date>
    <meta:editing-duration>PT3H31M45S</meta:editing-duration>
    <meta:editing-cycles>3</meta:editing-cycles>
    <meta:generator>LibreOffice/7.5.1.2$Linux_X86_64 LibreOffice_project/50$Build-2</meta:generator>
    <meta:document-statistic meta:table-count="0" meta:image-count="0" meta:object-count="0" meta:page-count="3" meta:paragraph-count="16" meta:word-count="1086" meta:character-count="6512" meta:non-whitespace-character-count="5442"/>
  </office:meta>
</office:document-meta>
</file>